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style:font-name="Times New Roman"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1"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2" style:family="text">
      <style:text-properties style:font-name="Times New Roman" fo:font-size="12pt" style:font-name-asian="Times New Roman"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5 Konkurs Literacki</text:span></text:p>
      <text:p text:style-name="P4">Niklas</text:p>
      <text:p text:style-name="P1"/>
      <text:p text:style-name="P1"><text:span text:style-name="T2"><text:tab/>Szary ogier pędził co tchu ulicami miasta. Dyszał ciężko, sierść zaczynała lśnić mu od potu, co było spowodowane długotrwałym galopem. W swoim biegu nie zwracał uwagi na otoczenie. Co rusz potrącał kogoś, przyprawiając sobie kolejnych przydomków typu „głupek” czy „kretyn” oraz wielu, których przytaczać publicznie by się nie odważył.</text:span></text:p>
      <text:p text:style-name="P1"/>
      <text:p text:style-name="P1"><text:span text:style-name="T2"><text:tab/>Herb Potion nie skupiał się na tych wrzaskach, które szybko niknęły wraz z przemierzanym przez niego dystansem. Wciąż klnął na siebie w myślach, wyzywając się do pegazich móżdżków. Dlaczego, ach, dlaczego wyszedł tak późno?</text:span></text:p>
      <text:p text:style-name="P1"/>
      <text:p text:style-name="P1"><text:span text:style-name="T2"><text:tab/>Wszystko zaczęło się przecież tak dobrze. Obudziła go piękna pogoda, a konkretnie promienie słońca przebijające się przez żaluzje. Herb wziął sobie chłodny prysznic na rozbudzenie, zjadł sowite śniadanie i przysiadł przy biurku, próbując skończyć swoje opowiadanie. Magnificenccy Literaci Ponyville po raz piętnasty zorganizowali konkurs literacki, będący największym tego typu wydarzeniem w całej Equestrii. Jak co roku na najlepszych pisarzy czekały nagrody Złotej, Srebrnej i Brązowej Łopaty dla „odkopujących wspaniałości dzieła pisanego”. Pozostawała także nagroda publiczności – Smaczny Herbatnik. Ogier zawsze zastanawiał się, co skłoniło wielkiego przewodniczącego Literatów, Big „84” Bitsa, do nadania tej właśnie nazwy, jednak nigdy nie miał odwagi zapytać.</text:span></text:p>
      <text:p text:style-name="P1"/>
      <text:p text:style-name="P1"><text:span text:style-name="T2"><text:tab/>Herb Potion był tak mocno przekonany, iż ma wciąż dużo czasu, że nawet nie kłopotał się, by spojrzeć na zegarek. Nie zrobił tego także podczas obiadu. Gdy już to zrobił, zachodziło słońce, a wskazówki złowieszczo wskazywały na godzinę 21. Młody pisarz podniósł się z takim przerażeniem, aż przewrócił stół, rozsypując kartki na podłogę. Wraz z nimi poleciał również, ku jego przerażeniu, kałamarz. Szczęśliwie jednak tusz rozlał się jedynie na puste kartki. </text:span></text:p>
      <text:p text:style-name="P1"/>
      <text:p text:style-name="P1"><text:span text:style-name="T2"><text:tab/>Ogier momentalnie zebrał swoje wiekopomne dzieło, pośpiesznie dopisał zakończenie i związał wszystkie kartki. Włożył je do sakwy, po czym czym prędzej ruszył na dworzec, by złapać pociąg do Ponyville.</text:span></text:p>
      <text:p text:style-name="P1"/>
      <text:p text:style-name="P1"><text:span text:style-name="T2"><text:tab/>Jak czas dał mu w kość olbrzymim spóźnieniem, szczęśliwie dla niego nie okazał się być całkowitym draniem. Pociąg akurat podjeżdżał na peron, co dało mu czas na kupienie biletu. Herb Potion całą drogę przebierał nogami, nerwowo spoglądając na zegarek. Wielka gala, i koniec zgłoszeń zarazem, miała zacząć się o północy, a on miał wrażenie, jakby stał w miejscu. Kilkukrotnie konduktor musiał zapewniał go o tym, że na pewno zdąży na czas.</text:span></text:p>
      <text:p text:style-name="P1"/>
      <text:p text:style-name="P1"><text:span text:style-name="T2"><text:tab/>Kolejarz mylił się. Gdy Herb dotarł do Ponyville, dochodziła północ. Czym prędzej wyskoczył z przedziału i pognał w stronę spalonej biblioteki. Ta zniszczona w walce z Tirekiem budowla była obecnie muzeum literatury i miejscem, w którym Magnificenccy Literaci Ponyville urządzali wielką galę. Herbowi zaś pozostał dość długi i kręty odcinek wąskimi uliczkami miasteczka. </text:span></text:p>
      <text:p text:style-name="P1"><text:soft-page-break/></text:p>
      <text:p text:style-name="P2"><text:span text:style-name="T2">Jeszcze trochę, jeszcze kilkaset metrów… kilkadziesiąt… kilka…</text:span></text:p>
      <text:p text:style-name="P1"/>
      <text:p text:style-name="P1"><text:span text:style-name="T2"><text:tab/>Odgłos wybijanej godziny złamał jego morale. Ogier padł na ziemię tuż przy bibliotece, sycząc ze złości i rozpaczy. Był już tak blisko i spóźnił się. Gdyby tylko wsiadł we wcześniejszy pociąg, a tak… wszystko na marne… </text:span></text:p>
      <text:p text:style-name="P1"/>
      <text:p text:style-name="P1"><text:span text:style-name="T2"><text:tab/>– Co ty tak wyjesz, Herb?</text:span></text:p>
      <text:p text:style-name="P1"/>
      <text:p text:style-name="P1"><text:span text:style-name="T2"><text:tab/>Z transu wiecznego smutku wybił go znajomy głos. Uniósł głowę i ujrzał pomarańczowy łeb swojego drogiego przyjaciela Small Craba. Kumpel bez zbędnej zwłoki podniósł go i nieco ogarnął z kurzu. Spojrzał na jego zegarek i westchnął.</text:span></text:p>
      <text:p text:style-name="P1"/>
      <text:p text:style-name="P1"><text:span text:style-name="T2"><text:tab/>– Oj, Herb, Herb… Znowu zapomniałeś nakręcić zegarek, śpieszy ci się o godzinę… </text:span></text:p>
      <text:p text:style-name="P1"><text:span text:style-name="T2"><text:tab/>– C-co? A-ale…</text:span></text:p>
      <text:p text:style-name="P1"><text:span text:style-name="T2"><text:tab/>– Nie „ale”, tylko chodź.</text:span></text:p>
      <text:p text:style-name="P1"/>
      <text:p text:style-name="P1"><text:span text:style-name="T2"><text:tab/>Small Crab wprowadził Herba do biblioteki. Budynek, mimo oczywistej spalenizny, został odnowiony z dużą dbałością o szczegóły. Zbudowano nowy dach z drewna, idealnie komponujący się z istniejącą bryłą domu-drzewa, Na podłodze położono solidne panele, a wszędzie znajdowały się gabloty i półki wypełnione książkami. Przebywające w muzeum kucyki, a było ich sporo, dyskutowały zawzięcie na różne tematy, nie tylko związane z konkursem czy literaturą. </text:span></text:p>
      <text:p text:style-name="P1"/>
      <text:p text:style-name="P1"><text:span text:style-name="T2"><text:tab/>Nim Herb Potion zdążył zrobić kolejny rok, przed nim pojawił się krępy, wysoki kuc z charakterystycznym wąsem i równie rzucającym się w oczy znaczkiem przedstawiającym książkę i młot. Był to kustosz muzeum i przewodniczący Literatów, Big Bits. Spojrzał na niego z uśmiechem i powiedział głębokim głosem.</text:span></text:p>
      <text:p text:style-name="P1"/>
      <text:p text:style-name="P1"><text:span text:style-name="T2"><text:tab/>– Miło cię znów widzieć, Herb. Zaprawdę, zdążyłeś w ostatniej chwili.</text:span></text:p>
      <text:p text:style-name="P1"><text:span text:style-name="T2"><text:tab/>– Też… się cieszę – odpowiedział niepewnie ogier.</text:span></text:p>
      <text:p text:style-name="P1"><text:span text:style-name="T2"><text:tab/>– Jak mniemam, masz opowiadanie? – Wskazał miejsce w rogu sali. – Tam znajduje się urna.</text:span></text:p>
      <text:p text:style-name="P1"/>
      <text:p text:style-name="P1"><text:span text:style-name="T2"><text:tab/>Młody pisarz spojrzał w tamtym kierunku i ujrzał konstrukcję zbudowaną z… siana. Spojrzał pytająco na rozmówcę.</text:span></text:p>
      <text:p text:style-name="P1"/>
      <text:p text:style-name="P1"><text:span text:style-name="T2"><text:tab/>– A to taki… innowacyjny pomysł Hoofmana – odpowiedział Small Crab, wskazując na złotego (i to dosłownie) kuca doglądającego stołu z przekąskami w drugiej sieni. – Takie „po co marnować tekturę, jak można zrobić urnę z siana i po konkursie ją zjeść?”. Ma to sens, jakby nie patrzeć…</text:span></text:p>
      <text:p text:style-name="P1"><text:span text:style-name="T2"><text:tab/>– Ano ma, nie przeczę. Dobra, to weźcie idźcie zostawić opowiadanie, a ja muszę jeszcze załatwić kilka rzeczy. Do zobaczenia później!</text:span></text:p>
      <text:p text:style-name="P1"/>
      <text:p text:style-name="P1"><text:soft-page-break/><text:span text:style-name="T2"><text:tab/>Herb Potion odpowadził Big Bitsa wzrokiem, po czym ruszył w stronę urny. Został jednak powstrzymany przez przyjaciela. Ogier spojrzał w dół i ujrzał… chodzącą rosiczkę, która właśnie się oblizywała i soliła jego nogi. Small Crab posłał jej swoje słynne mordercze spojrzenie typu RD8, na co roślina się zlękła i uciekła z piskiem.</text:span></text:p>
      <text:p text:style-name="P1"/>
      <text:p text:style-name="P1"><text:span text:style-name="T2"><text:tab/>– Hej, Sundew! – wykrzyknął pomarańczowy kuc w stronę klaczy o ciemnej grzywie, w okularach, stojącej przy oknie. – Ale swoich rosiczek to pilnuj!</text:span></text:p>
      <text:p text:style-name="P1"/>
      <text:p text:style-name="P1"><text:span text:style-name="T2"><text:tab/>Zdumiona klacz spojrzała do swojego koszyka z roślinami i zaklęła.</text:span></text:p>
      <text:p text:style-name="P1"/>
      <text:p text:style-name="P1"><text:span text:style-name="T2"><text:tab/>– Nosz to piórwa cholera… Dzięki! – odparła, po czym ruszyła w pościg za uciekinierem, który w międzyczasie upatrzył sobie złote ciało Hoofmana. </text:span></text:p>
      <text:p text:style-name="P1"/>
      <text:p text:style-name="P1"><text:span text:style-name="T2"><text:tab/>Small Crab podprowadził Herba do urny i pilnował, by tym razem nic nie przeszkodziło kumplowi w złożeniu swojego opowiadania. Gdy już tylko tekst został oficjalnie włączony do konkursu, dwa ogiery usiadły w kącie pomieszczenia, spoglądając na pozostałych uczestników i członków Magnificenckich Literatów Ponyville.</text:span></text:p>
      <text:p text:style-name="P1"/>
      <text:p text:style-name="P1"><text:span text:style-name="T2"><text:tab/>– Wyobrażasz sobie te konkursy… no, jakoś normalniej? – zapytał Herb Potion, spoglądając na Molecule Translate’a, tłumacza, który właśnie próbował porozumieć się z Big Bitsem, używając wszystkich znanych mu języków naraz.</text:span></text:p>
      <text:p text:style-name="P1"><text:span text:style-name="T2"><text:tab/>– Nie – odparł Small Crab po chwili namysłu, przenosząc wzrok na ciemnego jednorożca o imieniu Best Read, robiącego maślane oczy do nielicznych na konkursie kucoperek.</text:span></text:p>
      <text:p text:style-name="P1"><text:span text:style-name="T2"><text:tab/>– Ja chyba też nie – stwierdził szary ogier, patrząc na pojedynek Zodiaca i jakiejś zebry w piciu cydru na czas. </text:span></text:p>
      <text:p text:style-name="P1"/>
      <text:p text:style-name="P1"><text:span text:style-name="T2"><text:tab/>Herb musiał przyznać, że jakoś lubił tę szaloną gromadkę. </text:span></text:p>
      <text:p text:style-name="P1"/>
      <text:p text:style-name="P1"><text:span text:style-name="T2"><text:tab/>„Oby tylko opowiadanie nie było najgorsze…”, stwierdził, z uśmiechem obserwując gonitwę Sundew za rosiczką goniącą spanikowanego, złotego Hoofm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rebuchet MS" fo:font-family="'Trebuchet MS'" fo:font-size="16pt" fo:font-style="normal" style:text-underline-style="none" fo:font-weight="normal" style:font-name-asian="Trebuchet MS" style:font-family-asian="'Trebuchet MS'" style:font-size-asian="16pt" style:font-style-asian="normal" style:font-weight-asian="normal" style:font-name-complex="Trebuchet MS" style:font-family-complex="'Trebuchet MS'" style:font-size-complex="16pt" style:font-style-complex="normal" style:font-weight-complex="normal"/>
    </style:style>
    <style:style style:name="Heading_20_2" style:display-name="Heading 2" style:family="paragraph" style:parent-style-name="Standard"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rebuchet MS" fo:font-family="'Trebuchet MS'" fo:font-size="13pt" fo:font-style="normal" style:text-underline-style="none" fo:font-weight="bold" style:font-name-asian="Trebuchet MS" style:font-family-asian="'Trebuchet MS'" style:font-size-asian="13pt" style:font-style-asian="normal" style:font-weight-asian="bold" style:font-name-complex="Trebuchet MS" style:font-family-complex="'Trebuchet MS'" style:font-size-complex="13pt" style:font-style-complex="normal" style:font-weight-complex="bold"/>
    </style:style>
    <style:style style:name="Heading_20_3" style:display-name="Heading 3" style:family="paragraph" style:parent-style-name="Standard"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666666" style:text-line-through-style="none" style:text-line-through-type="none" style:font-name="Trebuchet MS" fo:font-family="'Trebuchet MS'" fo:font-size="12pt" fo:font-style="normal" style:text-underline-style="none" fo:font-weight="bold" style:font-name-asian="Trebuchet MS" style:font-family-asian="'Trebuchet MS'" style:font-size-asian="12pt" style:font-style-asian="normal" style:font-weight-asian="bold" style:font-name-complex="Trebuchet MS" style:font-family-complex="'Trebuchet MS'"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666666" style:text-line-through-style="none" style:text-line-through-type="none" style:font-name="Trebuchet MS" fo:font-family="'Trebuchet MS'" fo:font-size="11pt" fo:font-style="normal" style:text-underline-style="solid" style:text-underline-width="auto" style:text-underline-color="font-color" fo:font-weight="normal" style:font-name-asian="Trebuchet MS" style:font-family-asian="'Trebuchet MS'" style:font-size-asian="11pt" style:font-style-asian="normal" style:font-weight-asian="normal" style:font-name-complex="Trebuchet MS" style:font-family-complex="'Trebuchet MS'" style:font-size-complex="11pt" style:font-style-complex="normal" style:font-weight-complex="normal"/>
    </style:style>
    <style:style style:name="Heading_20_5" style:display-name="Heading 5" style:family="paragraph" style:parent-style-name="Standard"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666666" style:text-line-through-style="none" style:text-line-through-type="none" style:font-name="Trebuchet MS" fo:font-family="'Trebuchet MS'" fo:font-size="11pt" fo:font-style="normal" style:text-underline-style="none" fo:font-weight="normal" style:font-name-asian="Trebuchet MS" style:font-family-asian="'Trebuchet MS'" style:font-size-asian="11pt" style:font-style-asian="normal" style:font-weight-asian="normal" style:font-name-complex="Trebuchet MS" style:font-family-complex="'Trebuchet MS'" style:font-size-complex="11pt" style:font-style-complex="normal" style:font-weight-complex="normal"/>
    </style:style>
    <style:style style:name="Heading_20_6" style:display-name="Heading 6" style:family="paragraph" style:parent-style-name="Standard"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666666" style:text-line-through-style="none" style:text-line-through-type="none" style:font-name="Trebuchet MS" fo:font-family="'Trebuchet MS'" fo:font-size="11pt" fo:font-style="italic" style:text-underline-style="none"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margin-top="0cm" fo:margin-bottom="0cm" loext:contextual-spacing="false" fo:line-height="115%" fo:text-align="start"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Trebuchet MS" fo:font-family="'Trebuchet MS'" fo:font-size="21pt" fo:font-style="normal" style:text-underline-style="none" fo:font-weight="normal" style:font-name-asian="Trebuchet MS" style:font-family-asian="'Trebuchet MS'" style:font-size-asian="21pt" style:font-style-asian="normal" style:font-weight-asian="normal" style:font-name-complex="Trebuchet MS" style:font-family-complex="'Trebuchet MS'" style:font-size-complex="21pt" style:font-style-complex="normal" style:font-weight-complex="normal"/>
    </style:style>
    <style:style style:name="Subtitle" style:family="paragraph" style:parent-style-name="Standard" style:class="chapter">
      <style:paragraph-properties fo:margin-left="0cm" fo:margin-right="0cm" fo:margin-top="0cm" fo:margin-bottom="0.353cm" loext:contextual-spacing="false" fo:line-height="115%" fo:text-align="start" style:justify-single-word="false" fo:keep-together="always" fo:orphans="2" fo:widows="2" fo:text-indent="0cm" style:auto-text-indent="false" fo:break-before="auto" fo:break-after="auto" fo:keep-with-next="always" style:writing-mode="lr-tb"/>
      <style:text-properties fo:color="#666666" style:text-line-through-style="none" style:text-line-through-type="none" style:font-name="Trebuchet MS" fo:font-family="'Trebuchet MS'" fo:font-size="13pt" fo:font-style="italic" style:text-underline-style="none"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09T23:17:33.962000000</dc:date>
    <meta:editing-duration>PT11M47S</meta:editing-duration>
    <meta:document-statistic meta:table-count="0" meta:image-count="0" meta:object-count="0" meta:page-count="3" meta:paragraph-count="34" meta:word-count="978" meta:character-count="6693" meta:non-whitespace-character-count="5684"/>
  </office:meta>
</office:document-meta>
</file>